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074cm"/>
    </style:style>
    <style:style style:name="gr5" style:family="graphic" style:parent-style-name="standard">
      <style:graphic-properties draw:stroke="none" svg:stroke-color="#000000" draw:fill="none" draw:fill-color="#ffffff" fo:min-height="1.73cm"/>
    </style:style>
    <style:style style:name="gr6" style:family="graphic" style:parent-style-name="standard">
      <style:graphic-properties draw:stroke="none" svg:stroke-color="#000000" draw:fill="none" draw:fill-color="#ffffff" fo:min-height="1.7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M Roman 12" fo:font-size="12pt" style:font-size-asian="12pt" style:font-size-complex="12pt"/>
    </style:style>
    <style:style style:name="P3" style:family="paragraph">
      <style:paragraph-properties fo:text-align="center"/>
      <style:text-properties style:font-name="LM Roman 12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style:font-name="LM Roman 1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>
      <style:paragraph-properties fo:line-height="100%"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M Roman 12" fo:font-size="12pt" style:font-size-asian="12pt" style:font-size-complex="12pt"/>
    </style:style>
    <style:style style:name="T2" style:family="text">
      <style:text-properties style:font-name="LM Roman 12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M Roman 1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style:text-position="sub 70%" style:font-name="LM Roman 12" fo:font-size="12pt" fo:font-style="italic" fo:font-weight="bold" style:font-size-asian="12pt" style:font-style-asian="italic" style:font-weight-asian="bold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2cm" svg:height="5.7cm" svg:x="1.101cm" svg:y="1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2cm" svg:height="5.7cm" svg:x="0.9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2cm" svg:height="5.7cm" svg:x="0.701cm" svg:y="0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2cm" svg:height="5.7cm" svg:x="0.701cm" svg:y="0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cm" svg:height="4.1cm" svg:x="1.3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9cm" svg:height="1.445cm" svg:x="1.7cm" svg:y="3.033cm">
          <draw:text-box>
            <text:p text:style-name="P1"><text:span text:style-name="T1">Complete Tag Set</text:span></text:p>
          </draw:text-box>
        </draw:frame>
        <draw:custom-shape draw:style-name="gr2" draw:text-style-name="P1" draw:layer="layout" svg:width="3.299cm" svg:height="3.7cm" svg:x="6.001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132cm" svg:height="1.324cm" svg:x="5.618cm" svg:y="3.433cm">
          <draw:text-box>
            <text:p text:style-name="P1"><text:span text:style-name="T1">Clean Tags</text:span></text:p>
          </draw:text-box>
        </draw:frame>
        <draw:custom-shape draw:style-name="gr2" draw:text-style-name="P1" draw:layer="layout" svg:width="3.199cm" svg:height="3.4cm" svg:x="10.39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4.007cm" svg:height="2.042cm" svg:x="10.068cm" svg:y="3.233cm">
          <draw:text-box>
            <text:p text:style-name="P1"><text:span text:style-name="T1">Groups of </text:span></text:p>
            <text:p text:style-name="P1"><text:span text:style-name="T1">syntactic</text:span></text:p>
            <text:p text:style-name="P1"><text:span text:style-name="T1">similar tags</text:span></text:p>
          </draw:text-box>
        </draw:frame>
        <draw:custom-shape draw:style-name="gr2" draw:text-style-name="P1" draw:layer="layout" svg:width="3.059cm" svg:height="2.2cm" svg:x="14.699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831cm" svg:height="1.952cm" svg:x="14.347cm" svg:y="4.433cm">
          <draw:text-box>
            <text:p text:style-name="P1"><text:span text:style-name="T1">Translated </text:span></text:p>
            <text:p text:style-name="P1"><text:span text:style-name="T1">Tags</text:span></text:p>
          </draw:text-box>
        </draw:frame>
        <draw:custom-shape draw:style-name="gr2" draw:text-style-name="P1" draw:layer="layout" svg:width="3.059cm" svg:height="3.058cm" svg:x="18.836cm" svg:y="2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831cm" svg:height="2.042cm" svg:x="18.511cm" svg:y="3.519cm">
          <draw:text-box>
            <text:p text:style-name="P1"><text:span text:style-name="T1">Semantic </text:span></text:p>
            <text:p text:style-name="P1"><text:span text:style-name="T1">Resources Candidates</text:span></text:p>
          </draw:text-box>
        </draw:frame>
        <draw:line draw:style-name="gr7" draw:text-style-name="P1" draw:layer="layout" svg:x1="4.9cm" svg:y1="4.1cm" svg:x2="6cm" svg:y2="4.1cm">
          <text:p/>
        </draw:line>
        <draw:line draw:style-name="gr7" draw:text-style-name="P1" draw:layer="layout" svg:x1="9.3cm" svg:y1="4.1cm" svg:x2="10.4cm" svg:y2="4.1cm">
          <text:p/>
        </draw:line>
        <draw:line draw:style-name="gr7" draw:text-style-name="P1" draw:layer="layout" svg:x1="13.6cm" svg:y1="3.6cm" svg:x2="18.8cm" svg:y2="3.6cm">
          <text:p/>
        </draw:line>
        <draw:line draw:style-name="gr7" draw:text-style-name="P1" draw:layer="layout" svg:x1="17.736cm" svg:y1="5cm" svg:x2="18.836cm" svg:y2="5cm">
          <text:p/>
        </draw:line>
        <draw:frame draw:style-name="gr3" draw:text-style-name="P3" draw:layer="layout" svg:width="4.8cm" svg:height="1.25cm" svg:x="0.6cm" svg:y="0.734cm">
          <draw:text-box>
            <text:p text:style-name="P1"><text:span text:style-name="T2">Local Portal </text:span><text:span text:style-name="T3">n</text:span></text:p>
          </draw:text-box>
        </draw:frame>
        <draw:custom-shape draw:style-name="gr8" draw:text-style-name="P1" draw:layer="layout" svg:width="2.5cm" svg:height="2.1cm" svg:x="4.049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5.3cm" svg:y1="4.1cm" svg:x2="5.3cm" svg:y2="7.7cm">
          <text:p/>
        </draw:line>
        <draw:frame draw:style-name="gr3" draw:text-style-name="P2" draw:layer="layout" svg:width="2.9cm" svg:height="1.445cm" svg:x="3.849cm" svg:y="8.034cm">
          <draw:text-box>
            <text:p text:style-name="P1"><text:span text:style-name="T1">1) Lexical Cleaning</text:span></text:p>
          </draw:text-box>
        </draw:frame>
        <draw:custom-shape draw:style-name="gr8" draw:text-style-name="P1" draw:layer="layout" svg:width="2.6cm" svg:height="2.1cm" svg:x="8.4cm" svg:y="7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701cm" svg:y1="4.101cm" svg:x2="9.701cm" svg:y2="7.701cm">
          <text:p/>
        </draw:line>
        <draw:frame draw:style-name="gr3" draw:text-style-name="P2" draw:layer="layout" svg:width="2.9cm" svg:height="1.445cm" svg:x="8.25cm" svg:y="8.035cm">
          <draw:text-box>
            <text:p text:style-name="P1"><text:span text:style-name="T1">2) Lexical Processing</text:span></text:p>
          </draw:text-box>
        </draw:frame>
        <draw:custom-shape draw:style-name="gr8" draw:text-style-name="P1" draw:layer="layout" svg:width="2.6cm" svg:height="2.1cm" svg:x="12.7cm" svg:y="7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4.001cm" svg:y1="5cm" svg:x2="14.001cm" svg:y2="7.702cm">
          <text:p/>
        </draw:line>
        <draw:frame draw:style-name="gr3" draw:text-style-name="P2" draw:layer="layout" svg:width="2.9cm" svg:height="1.445cm" svg:x="12.55cm" svg:y="8.036cm">
          <draw:text-box>
            <text:p text:style-name="P1"><text:span text:style-name="T1">3) Translation</text:span></text:p>
          </draw:text-box>
        </draw:frame>
        <draw:custom-shape draw:style-name="gr8" draw:text-style-name="P1" draw:layer="layout" svg:width="2.8cm" svg:height="2.1cm" svg:x="16.72cm" svg:y="7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8.101cm" svg:y1="3.6cm" svg:x2="18.101cm" svg:y2="7.703cm">
          <text:p/>
        </draw:line>
        <draw:frame draw:style-name="gr3" draw:text-style-name="P2" draw:layer="layout" svg:width="3.15cm" svg:height="1.445cm" svg:x="16.55cm" svg:y="8.037cm">
          <draw:text-box>
            <text:p text:style-name="P1"><text:span text:style-name="T1">4) Reconciliation</text:span></text:p>
          </draw:text-box>
        </draw:frame>
        <draw:line draw:style-name="gr7" draw:text-style-name="P1" draw:layer="layout" svg:x1="13.6cm" svg:y1="5cm" svg:x2="14.7cm" svg:y2="5cm">
          <text:p/>
        </draw:line>
        <draw:frame draw:style-name="gr3" draw:text-style-name="P5" draw:layer="layout" svg:width="2.9cm" svg:height="1.25cm" svg:x="1.672cm" svg:y="1.607cm">
          <draw:text-box>
            <text:p text:style-name="P4"><text:span text:style-name="T3">T</text:span></text:p>
          </draw:text-box>
        </draw:frame>
        <draw:frame draw:style-name="gr3" draw:text-style-name="P5" draw:layer="layout" svg:width="2.9cm" svg:height="1.25cm" svg:x="6.2cm" svg:y="1.995cm">
          <draw:text-box>
            <text:p text:style-name="P6"><text:span text:style-name="T3">T</text:span><text:span text:style-name="T4">clean</text:span></text:p>
          </draw:text-box>
        </draw:frame>
        <draw:frame draw:style-name="gr3" draw:text-style-name="P5" draw:layer="layout" svg:width="2.9cm" svg:height="1.25cm" svg:x="10.6cm" svg:y="2.315cm">
          <draw:text-box>
            <text:p text:style-name="P6"><text:span text:style-name="T3">T</text:span><text:span text:style-name="T4">group</text:span></text:p>
          </draw:text-box>
        </draw:frame>
        <draw:frame draw:style-name="gr3" draw:text-style-name="P5" draw:layer="layout" svg:width="2.9cm" svg:height="1.25cm" svg:x="14.772cm" svg:y="3.707cm">
          <draw:text-box>
            <text:p text:style-name="P6"><text:span text:style-name="T3">T</text:span><text:span text:style-name="T4">trans</text:span></text:p>
          </draw:text-box>
        </draw:frame>
        <draw:frame draw:style-name="gr3" draw:text-style-name="P5" draw:layer="layout" svg:width="2.9cm" svg:height="1.25cm" svg:x="18.9cm" svg:y="2.631cm">
          <draw:text-box>
            <text:p text:style-name="P6"><text:span text:style-name="T3">T</text:span><text:span text:style-name="T4">resour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5:24:23.037917724</meta:creation-date>
    <dc:date>2016-04-11T21:53:28.452758658</dc:date>
    <meta:editing-duration>P4DT4H48M4S</meta:editing-duration>
    <meta:editing-cycles>20</meta:editing-cycles>
    <meta:generator>LibreOffice/4.2.8.2$Linux_X86_64 LibreOffice_project/420m0$Build-2</meta:generator>
    <meta:document-statistic meta:object-count="37"/>
  </office:meta>
</office:document-meta>
</file>